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Text_20_body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u jeu :</text:p>
      <text:p text:style-name="P1"/>
      <text:list xml:id="list1181806221040042782" text:style-name="L1">
        <text:list-item>
          <text:p text:style-name="P2">Principes du jeu</text:p>
          <text:list>
            <text:list-item>
              <text:p text:style-name="P2">Généralités</text:p>
            </text:list-item>
            <text:list-item>
              <text:p text:style-name="P2">Prise en main rapide</text:p>
            </text:list-item>
            <text:list-item>
              <text:p text:style-name="P2">Types de parties</text:p>
            </text:list-item>
            <text:list-item>
              <text:p text:style-name="P2">Types d'unité</text:p>
            </text:list-item>
          </text:list>
        </text:list-item>
        <text:list-item>
          <text:p text:style-name="P2">Le jeu</text:p>
          <text:list>
            <text:list-item>
              <text:p text:style-name="P2">Début de la partie</text:p>
            </text:list-item>
            <text:list-item>
              <text:p text:style-name="P2">Déroulement d'un tour</text:p>
            </text:list-item>
            <text:list-item>
              <text:p text:style-name="P2">Actions du jeu</text:p>
            </text:list-item>
            <text:list-item>
              <text:p text:style-name="P2">Fin de partie</text:p>
            </text:list-item>
          </text:list>
        </text:list-item>
      </text:list>
      <text:p text:style-name="P1"/>
      <text:p text:style-name="P1"/>
      <text:p text:style-name="P3">Partie Comté</text:p>
      <text:p text:style-name="P3"/>
      <text:p text:style-name="P3">Partie Erebor</text:p>
      <text:p text:style-name="P3"/>
      <text:p text:style-name="P3">Partie Terre du mili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6M14S</meta:editing-duration>
    <meta:editing-cycles>78</meta:editing-cycles>
    <meta:generator>OpenOffice/4.1.1$Win32 OpenOffice.org_project/411m6$Build-9775</meta:generator>
    <dc:date>2015-01-14T16:19:28.31</dc:date>
    <dc:creator>Dan </dc:creator>
    <meta:document-statistic meta:table-count="0" meta:image-count="0" meta:object-count="0" meta:page-count="1" meta:paragraph-count="14" meta:word-count="50" meta:character-count="228"/>
    <meta:user-defined meta:name="Info 1"/>
    <meta:user-defined meta:name="Info 2"/>
    <meta:user-defined meta:name="Info 3"/>
    <meta:user-defined meta:name="Info 4"/>
  </office:meta>
</office:document-meta>
</file>